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.019cm" svg:height="9.001cm" svg:x="1.403cm" svg:y="16.257cm">
            <draw:object draw:notify-on-update-of-ranges="Hoja1.A3:Hoja1.A3 Hoja1.A4:Hoja1.A19 Hoja1.B3:Hoja1.B3 Hoja1.B4:Hoja1.B19 Hoja1.C3:Hoja1.C3 Hoja1.C4:Hoja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8cm" svg:height="9.001cm" svg:x="21.449cm" svg:y="17.431cm">
            <draw:object draw:notify-on-update-of-ranges="Hoja1.E3:Hoja1.E3 Hoja1.E4:Hoja1.E19 Hoja1.F3:Hoja1.F3 Hoja1.F4:Hoja1.F19 Hoja1.G3:Hoja1.G3 Hoja1.G4:Hoja1.G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auss</text:p>
          </table:table-cell>
          <table:table-cell office:value-type="string" calcext:value-type="string">
            <text:p>Descomp. LU</text:p>
          </table:table-cell>
          <table:table-cell table:number-columns-repeated="2"/>
          <table:table-cell office:value-type="string" calcext:value-type="string">
            <text:p>Salvaciòn Simple</text:p>
          </table:table-cell>
          <table:table-cell office:value-type="string" calcext:value-type="string">
            <text:p>Sherman Morriso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.674" calcext:value-type="float">
            <text:p>123,674</text:p>
          </table:table-cell>
          <table:table-cell office:value-type="float" office:value="125.975" calcext:value-type="float">
            <text:p>125,9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92.35" calcext:value-type="float">
            <text:p>1192,35</text:p>
          </table:table-cell>
          <table:table-cell office:value-type="float" office:value="155.821" calcext:value-type="float">
            <text:p>155,8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.983" calcext:value-type="float">
            <text:p>147,983</text:p>
          </table:table-cell>
          <table:table-cell office:value-type="float" office:value="149.46" calcext:value-type="float">
            <text:p>149,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19.46" calcext:value-type="float">
            <text:p>1419,46</text:p>
          </table:table-cell>
          <table:table-cell office:value-type="float" office:value="193.06" calcext:value-type="float">
            <text:p>193,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.506" calcext:value-type="float">
            <text:p>172,506</text:p>
          </table:table-cell>
          <table:table-cell office:value-type="float" office:value="173.276" calcext:value-type="float">
            <text:p>173,27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55.98" calcext:value-type="float">
            <text:p>1655,98</text:p>
          </table:table-cell>
          <table:table-cell office:value-type="float" office:value="226.838" calcext:value-type="float">
            <text:p>226,8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1.491" calcext:value-type="float">
            <text:p>191,491</text:p>
          </table:table-cell>
          <table:table-cell office:value-type="float" office:value="196.61" calcext:value-type="float">
            <text:p>196,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41.39" calcext:value-type="float">
            <text:p>1941,39</text:p>
          </table:table-cell>
          <table:table-cell office:value-type="float" office:value="259.029" calcext:value-type="float">
            <text:p>259,0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9.872" calcext:value-type="float">
            <text:p>219,872</text:p>
          </table:table-cell>
          <table:table-cell office:value-type="float" office:value="217.705" calcext:value-type="float">
            <text:p>217,7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129.03" calcext:value-type="float">
            <text:p>2129,03</text:p>
          </table:table-cell>
          <table:table-cell office:value-type="float" office:value="287.427" calcext:value-type="float">
            <text:p>287,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1.904" calcext:value-type="float">
            <text:p>241,904</text:p>
          </table:table-cell>
          <table:table-cell office:value-type="float" office:value="245.872" calcext:value-type="float">
            <text:p>245,8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68.75" calcext:value-type="float">
            <text:p>2368,75</text:p>
          </table:table-cell>
          <table:table-cell office:value-type="float" office:value="325.578" calcext:value-type="float">
            <text:p>325,5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3.471" calcext:value-type="float">
            <text:p>263,471</text:p>
          </table:table-cell>
          <table:table-cell office:value-type="float" office:value="270.179" calcext:value-type="float">
            <text:p>270,17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609.35" calcext:value-type="float">
            <text:p>2609,35</text:p>
          </table:table-cell>
          <table:table-cell office:value-type="float" office:value="378.363" calcext:value-type="float">
            <text:p>378,3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2.028" calcext:value-type="float">
            <text:p>292,028</text:p>
          </table:table-cell>
          <table:table-cell office:value-type="float" office:value="310.95" calcext:value-type="float">
            <text:p>310,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845.91" calcext:value-type="float">
            <text:p>2845,91</text:p>
          </table:table-cell>
          <table:table-cell office:value-type="float" office:value="404.878" calcext:value-type="float">
            <text:p>404,8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8.207" calcext:value-type="float">
            <text:p>318,207</text:p>
          </table:table-cell>
          <table:table-cell office:value-type="float" office:value="315.401" calcext:value-type="float">
            <text:p>315,40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083.31" calcext:value-type="float">
            <text:p>3083,31</text:p>
          </table:table-cell>
          <table:table-cell office:value-type="float" office:value="446.055" calcext:value-type="float">
            <text:p>446,0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6.409" calcext:value-type="float">
            <text:p>336,409</text:p>
          </table:table-cell>
          <table:table-cell office:value-type="float" office:value="342.414" calcext:value-type="float">
            <text:p>342,4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320.3" calcext:value-type="float">
            <text:p>3320,3</text:p>
          </table:table-cell>
          <table:table-cell office:value-type="float" office:value="485.716" calcext:value-type="float">
            <text:p>485,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1.511" calcext:value-type="float">
            <text:p>361,511</text:p>
          </table:table-cell>
          <table:table-cell office:value-type="float" office:value="364.047" calcext:value-type="float">
            <text:p>364,0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566.64" calcext:value-type="float">
            <text:p>3566,64</text:p>
          </table:table-cell>
          <table:table-cell office:value-type="float" office:value="490.129" calcext:value-type="float">
            <text:p>490,1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3.897" calcext:value-type="float">
            <text:p>383,897</text:p>
          </table:table-cell>
          <table:table-cell office:value-type="float" office:value="391.922" calcext:value-type="float">
            <text:p>391,92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805.49" calcext:value-type="float">
            <text:p>3805,49</text:p>
          </table:table-cell>
          <table:table-cell office:value-type="float" office:value="578.575" calcext:value-type="float">
            <text:p>578,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0.467" calcext:value-type="float">
            <text:p>400,467</text:p>
          </table:table-cell>
          <table:table-cell office:value-type="float" office:value="412.438" calcext:value-type="float">
            <text:p>412,4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022.27" calcext:value-type="float">
            <text:p>4022,27</text:p>
          </table:table-cell>
          <table:table-cell office:value-type="float" office:value="570.19" calcext:value-type="float">
            <text:p>570,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1.215" calcext:value-type="float">
            <text:p>431,215</text:p>
          </table:table-cell>
          <table:table-cell office:value-type="float" office:value="432.174" calcext:value-type="float">
            <text:p>432,17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266.25" calcext:value-type="float">
            <text:p>4266,25</text:p>
          </table:table-cell>
          <table:table-cell office:value-type="float" office:value="660.069" calcext:value-type="float">
            <text:p>660,0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2.266" calcext:value-type="float">
            <text:p>452,266</text:p>
          </table:table-cell>
          <table:table-cell office:value-type="float" office:value="454.325" calcext:value-type="float">
            <text:p>454,32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4561.68" calcext:value-type="float">
            <text:p>4561,68</text:p>
          </table:table-cell>
          <table:table-cell office:value-type="float" office:value="704.243" calcext:value-type="float">
            <text:p>704,2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5.646" calcext:value-type="float">
            <text:p>475,646</text:p>
          </table:table-cell>
          <table:table-cell office:value-type="float" office:value="487.05" calcext:value-type="float">
            <text:p>487,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743.85" calcext:value-type="float">
            <text:p>4743,85</text:p>
          </table:table-cell>
          <table:table-cell office:value-type="float" office:value="747.457" calcext:value-type="float">
            <text:p>747,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0:51:23.659635446</meta:creation-date>
    <dc:date>2015-06-03T20:56:49.979958228</dc:date>
    <meta:editing-duration>P0D</meta:editing-duration>
    <meta:editing-cycles>1</meta:editing-cycles>
    <meta:document-statistic meta:table-count="1" meta:cell-count="100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2cm" xlink:href=".." xlink:type="simple" chart:class="chart:line" chart:style-name="ch1">
        <chart:title svg:x="3.482cm" svg:y="0.316cm" chart:style-name="ch2">
          <text:p>Comparacion Tiempos Gauss y Descomp LU</text:p>
        </chart:title>
        <chart:subtitle svg:x="6.551cm" svg:y="1.301cm" chart:style-name="ch3">
          <text:p>Al variar el largo</text:p>
        </chart:subtitle>
        <chart:legend chart:legend-position="end" svg:x="12.586cm" svg:y="3.953cm" style:legend-expansion="high" chart:style-name="ch4"/>
        <chart:plot-area chart:style-name="ch5" table:cell-range-address="Hoja1.A3:Hoja1.C19" chart:data-source-has-labels="both" svg:x="1.331cm" svg:y="2.19cm" svg:width="10.935cm" svg:height="5.651cm">
          <chartooo:coordinate-region svg:x="2.138cm" svg:y="2.389cm" svg:width="9.848cm" svg:height="4.805cm"/>
          <chart:axis chart:dimension="x" chart:name="primary-x" chart:style-name="ch6" chartooo:axis-type="auto">
            <chartooo:date-scale/>
            <chart:title svg:x="6.317cm" svg:y="8.021cm" chart:style-name="ch7">
              <text:p>Largo</text:p>
            </chart:title>
            <chart:categories table:cell-range-address="Hoja1.A4:Hoja1.A19"/>
          </chart:axis>
          <chart:axis chart:dimension="y" chart:name="primary-y" chart:style-name="ch6">
            <chart:title svg:x="0.451cm" svg:y="5.959cm" chart:style-name="ch8">
              <text:p>Tiempo (ms)</text:p>
            </chart:title>
            <chart:grid chart:style-name="ch9" chart:class="major"/>
          </chart:axis>
          <chart:series chart:style-name="ch10" chart:values-cell-range-address="Hoja1.B4:Hoja1.B19" chart:label-cell-address="Hoja1.B3:Hoja1.B3" chart:class="chart:line">
            <chart:data-point chart:repeated="16"/>
          </chart:series>
          <chart:series chart:style-name="ch11" chart:values-cell-range-address="Hoja1.C4:Hoja1.C19" chart:label-cell-address="Hoja1.C3:Hoja1.C3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Hoja1.B3:Hoja1.B3</svg:desc>
                </draw:g>
              </table:table-cell>
              <table:table-cell office:value-type="string">
                <text:p>Descomp. LU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4:Hoja1.A19</svg:desc>
                </draw:g>
              </table:table-cell>
              <table:table-cell office:value-type="float" office:value="123.674">
                <text:p>123.674</text:p>
                <draw:g>
                  <svg:desc>Hoja1.B4:Hoja1.B19</svg:desc>
                </draw:g>
              </table:table-cell>
              <table:table-cell office:value-type="float" office:value="125.975">
                <text:p>125.975</text:p>
                <draw:g>
                  <svg:desc>Hoja1.C4:Hoja1.C19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.983">
                <text:p>147.983</text:p>
              </table:table-cell>
              <table:table-cell office:value-type="float" office:value="149.46">
                <text:p>149.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2.506">
                <text:p>172.506</text:p>
              </table:table-cell>
              <table:table-cell office:value-type="float" office:value="173.276">
                <text:p>173.2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1.491">
                <text:p>191.491</text:p>
              </table:table-cell>
              <table:table-cell office:value-type="float" office:value="196.61">
                <text:p>196.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9.872">
                <text:p>219.872</text:p>
              </table:table-cell>
              <table:table-cell office:value-type="float" office:value="217.705">
                <text:p>217.7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1.904">
                <text:p>241.904</text:p>
              </table:table-cell>
              <table:table-cell office:value-type="float" office:value="245.872">
                <text:p>245.8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3.471">
                <text:p>263.471</text:p>
              </table:table-cell>
              <table:table-cell office:value-type="float" office:value="270.179">
                <text:p>270.17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2.028">
                <text:p>292.028</text:p>
              </table:table-cell>
              <table:table-cell office:value-type="float" office:value="310.95">
                <text:p>310.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8.207">
                <text:p>318.207</text:p>
              </table:table-cell>
              <table:table-cell office:value-type="float" office:value="315.401">
                <text:p>315.4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36.409">
                <text:p>336.409</text:p>
              </table:table-cell>
              <table:table-cell office:value-type="float" office:value="342.414">
                <text:p>342.4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1.511">
                <text:p>361.511</text:p>
              </table:table-cell>
              <table:table-cell office:value-type="float" office:value="364.047">
                <text:p>364.0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3.897">
                <text:p>383.897</text:p>
              </table:table-cell>
              <table:table-cell office:value-type="float" office:value="391.922">
                <text:p>391.9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00.467">
                <text:p>400.467</text:p>
              </table:table-cell>
              <table:table-cell office:value-type="float" office:value="412.438">
                <text:p>412.4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31.215">
                <text:p>431.215</text:p>
              </table:table-cell>
              <table:table-cell office:value-type="float" office:value="432.174">
                <text:p>432.1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2.266">
                <text:p>452.266</text:p>
              </table:table-cell>
              <table:table-cell office:value-type="float" office:value="454.325">
                <text:p>454.3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5.646">
                <text:p>475.646</text:p>
              </table:table-cell>
              <table:table-cell office:value-type="float" office:value="487.05">
                <text:p>487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title svg:x="3.243cm" svg:y="0.316cm" chart:style-name="ch2">
          <text:p>Comparacion Tiempos Algoritmos De Salvación</text:p>
        </chart:title>
        <chart:subtitle svg:x="6.457cm" svg:y="1.301cm" chart:style-name="ch3">
          <text:p>Variando el Largo</text:p>
        </chart:subtitle>
        <chart:legend chart:legend-position="end" svg:x="11.87cm" svg:y="3.953cm" style:legend-expansion="high" chart:style-name="ch4"/>
        <chart:plot-area chart:style-name="ch5" table:cell-range-address="Hoja1.E3:Hoja1.G19" chart:data-source-has-labels="both" svg:x="1.331cm" svg:y="2.19cm" svg:width="10.219cm" svg:height="5.651cm">
          <chartooo:coordinate-region svg:x="2.323cm" svg:y="2.389cm" svg:width="8.947cm" svg:height="4.805cm"/>
          <chart:axis chart:dimension="x" chart:name="primary-x" chart:style-name="ch6" chartooo:axis-type="auto">
            <chartooo:date-scale/>
            <chart:title svg:x="5.959cm" svg:y="8.021cm" chart:style-name="ch7">
              <text:p>Largo</text:p>
            </chart:title>
            <chart:categories table:cell-range-address="Hoja1.E4:Hoja1.E19"/>
          </chart:axis>
          <chart:axis chart:dimension="y" chart:name="primary-y" chart:style-name="ch6">
            <chart:title svg:x="0.451cm" svg:y="5.959cm" chart:style-name="ch8">
              <text:p>Tiempo (ms)</text:p>
            </chart:title>
            <chart:grid chart:style-name="ch9" chart:class="major"/>
          </chart:axis>
          <chart:series chart:style-name="ch10" chart:values-cell-range-address="Hoja1.F4:Hoja1.F19" chart:label-cell-address="Hoja1.F3:Hoja1.F3" chart:class="chart:line">
            <chart:data-point chart:repeated="16"/>
          </chart:series>
          <chart:series chart:style-name="ch11" chart:values-cell-range-address="Hoja1.G4:Hoja1.G19" chart:label-cell-address="Hoja1.G3:Hoja1.G3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vaciòn Simple</text:p>
                <draw:g>
                  <svg:desc>Hoja1.F3:Hoja1.F3</svg:desc>
                </draw:g>
              </table:table-cell>
              <table:table-cell office:value-type="string">
                <text:p>Sherman Morrison</text:p>
                <draw:g>
                  <svg:desc>Hoja1.G3:Hoja1.G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E4:Hoja1.E19</svg:desc>
                </draw:g>
              </table:table-cell>
              <table:table-cell office:value-type="float" office:value="1192.35">
                <text:p>1192.35</text:p>
                <draw:g>
                  <svg:desc>Hoja1.F4:Hoja1.F19</svg:desc>
                </draw:g>
              </table:table-cell>
              <table:table-cell office:value-type="float" office:value="155.821">
                <text:p>155.821</text:p>
                <draw:g>
                  <svg:desc>Hoja1.G4:Hoja1.G19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19.46">
                <text:p>1419.46</text:p>
              </table:table-cell>
              <table:table-cell office:value-type="float" office:value="193.06">
                <text:p>193.0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55.98">
                <text:p>1655.98</text:p>
              </table:table-cell>
              <table:table-cell office:value-type="float" office:value="226.838">
                <text:p>226.8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41.39">
                <text:p>1941.39</text:p>
              </table:table-cell>
              <table:table-cell office:value-type="float" office:value="259.029">
                <text:p>259.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29.03">
                <text:p>2129.03</text:p>
              </table:table-cell>
              <table:table-cell office:value-type="float" office:value="287.427">
                <text:p>287.4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68.75">
                <text:p>2368.75</text:p>
              </table:table-cell>
              <table:table-cell office:value-type="float" office:value="325.578">
                <text:p>325.57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09.35">
                <text:p>2609.35</text:p>
              </table:table-cell>
              <table:table-cell office:value-type="float" office:value="378.363">
                <text:p>378.3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45.91">
                <text:p>2845.91</text:p>
              </table:table-cell>
              <table:table-cell office:value-type="float" office:value="404.878">
                <text:p>404.8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83.31">
                <text:p>3083.31</text:p>
              </table:table-cell>
              <table:table-cell office:value-type="float" office:value="446.055">
                <text:p>446.05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320.3">
                <text:p>3320.3</text:p>
              </table:table-cell>
              <table:table-cell office:value-type="float" office:value="485.716">
                <text:p>485.7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566.64">
                <text:p>3566.64</text:p>
              </table:table-cell>
              <table:table-cell office:value-type="float" office:value="490.129">
                <text:p>490.1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05.49">
                <text:p>3805.49</text:p>
              </table:table-cell>
              <table:table-cell office:value-type="float" office:value="578.575">
                <text:p>578.5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022.27">
                <text:p>4022.27</text:p>
              </table:table-cell>
              <table:table-cell office:value-type="float" office:value="570.19">
                <text:p>570.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266.25">
                <text:p>4266.25</text:p>
              </table:table-cell>
              <table:table-cell office:value-type="float" office:value="660.069">
                <text:p>660.0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561.68">
                <text:p>4561.68</text:p>
              </table:table-cell>
              <table:table-cell office:value-type="float" office:value="704.243">
                <text:p>704.2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43.85">
                <text:p>4743.85</text:p>
              </table:table-cell>
              <table:table-cell office:value-type="float" office:value="747.457">
                <text:p>747.4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